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1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italic" fo:background-color="transparent" style:font-size-asian="11pt" style:font-style-asian="italic" style:font-size-complex="11pt" style:font-style-complex="italic"/>
    </style:style>
    <style:style style:name="P4" style:family="paragraph" style:parent-style-name="UrbanBody">
      <style:text-properties style:font-name="Arial1" fo:font-style="normal" fo:background-color="transparent" style:font-style-asian="normal" style:font-style-complex="normal"/>
    </style:style>
    <style:style style:name="P5" style:family="paragraph" style:parent-style-name="UrbanBody">
      <style:text-properties style:font-name="Arial1" fo:font-size="12pt" fo:font-style="normal" officeooo:paragraph-rsid="000d4722" fo:background-color="transparent" style:font-size-asian="12pt" style:font-style-asian="normal" style:font-size-complex="12pt" style:font-style-complex="normal"/>
    </style:style>
    <style:style style:name="P6" style:family="paragraph" style:parent-style-name="UrbanBody">
      <style:text-properties style:font-name="Arial1" fo:font-size="12pt" style:font-size-asian="12pt" style:font-size-complex="12pt"/>
    </style:style>
    <style:style style:name="P7" style:family="paragraph" style:parent-style-name="UrbanBody">
      <style:text-properties style:font-name="Arial1" fo:font-size="12pt" fo:background-color="#00ffff" style:font-size-asian="12pt" style:font-size-complex="12pt"/>
    </style:style>
    <style:style style:name="P8" style:family="paragraph" style:parent-style-name="UrbanBody">
      <style:text-properties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9" style:family="paragraph" style:parent-style-name="UrbanBody"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UrbanBody">
      <style:text-properties style:use-window-font-color="true" style:font-name="Arial1" fo:font-size="12pt" fo:background-color="transparent" style:font-size-asian="12pt" style:font-size-complex="12pt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DejaVu Sans1" fo:font-size="10pt" fo:letter-spacing="normal" fo:font-style="normal" fo:text-shadow="none" style:text-underline-style="none" fo:font-weight="normal" style:letter-kerning="false" fo:background-color="transparent" style:font-size-asian="10pt" style:font-style-asian="normal" style:font-weight-asian="normal" style:font-size-complex="11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Arial1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size-complex="12pt" style:text-emphasize="none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Cadre2" text:anchor-type="paragraph" svg:x="0cm" svg:y="0cm" svg:width="7.128cm" draw:z-index="0"><draw:text-box fo:min-height="5.457cm"><text:p text:style-name="P13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7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4"><text:span text:style-name="T11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0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licence_view.get_parcels()</text:text-input></text:p>
      <text:p text:style-name="P6"/>
      <text:p text:style-name="P6">qui se déroulait <text:bookmark-start text:name="DDE_LINK1"/>du<text:bookmark-end text:name="DDE_LINK1"/><text:span text:style-name="T4"> </text:span><text:span text:style-name="T4"><text:text-input text:description="Date début d'enquête">tool.formatDate(urbanEventObj.getInvestigationStart())</text:text-input></text:span><text:span text:style-name="T4"><text:s/></text:span><text:span text:style-name="T5">au</text:span><text:span text:style-name="T4"> </text:span><text:span text:style-name="T4"><text:text-input text:description="Date fin enquête">tool.formatDate(urbanEventObj.getInvestigationEnd())</text:text-input></text:span><text:span text:style-name="T5">.</text:span><text:span text:style-name="T6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<text:s/><text:text-input text:description="">urbanEventObj.getClaimants()[-1].getName2()</text:text-input></text:p>
      <text:p text:style-name="P10"><text:text-input text:description="">urbanEventObj.getClaimants()[-1].getStreet()</text:text-input><text:s/><text:text-input text:description="">urbanEventObj.getClaimants()[-1].getNumber()</text:text-input>, <text:text-input text:description="">urbanEventObj.getClaimants()[-1].getZipcode()</text:text-input><text:s/><text:text-input text:description="">urbanEventObj.getClaimants()[-1].getCity()</text:text-input><text:s/>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4"><text:span text:style-name="T9">do text</text:span></text:p><text:p text:style-name="P14"><text:span text:style-name="T9">from xhtml(urbanEventObj.getClaimants()[-1].getClaimingText())</text:span></text:p></office:annotatio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729fc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729fc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3:22.042898449</dc:date>
    <dc:language>fr-FR</dc:language>
    <meta:editing-cycles>245</meta:editing-cycles>
    <meta:editing-duration>P3DT6H57M34S</meta:editing-duration>
    <dc:creator>bleybaert</dc:creator>
    <meta:document-statistic meta:table-count="0" meta:image-count="0" meta:object-count="0" meta:page-count="1" meta:paragraph-count="17" meta:word-count="125" meta:character-count="1123" meta:non-whitespace-character-count="1048"/>
    <meta:user-defined meta:name="Info 1"/>
    <meta:user-defined meta:name="Info 2"/>
    <meta:user-defined meta:name="Info 3"/>
    <meta:user-defined meta:name="Info 4"/>
  </office:meta>
</office:document-meta>
</file>